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56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3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04">
      <style:table-cell-properties fo:border="0.06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ddy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4" table:default-cell-style-name="Default"/>
        <table:table-column table:style-name="co4" table:default-cell-style-name="ce6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Item description</text:p>
          </table:table-cell>
          <table:table-cell table:style-name="ce1" office:value-type="string">
            <text:p>Model Numbe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Price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>
            <text:p>Gear Motor 3 - 224:1 90 Degree Shaft</text:p>
          </table:table-cell>
          <table:table-cell table:style-name="ce3" office:value-type="string">
            <text:p>GM3</text:p>
          </table:table-cell>
          <table:table-cell office:value-type="string">
            <text:p>Solarbotics</text:p>
          </table:table-cell>
          <table:table-cell office:value-type="currency" office:currency="USD" office:value="7">
            <text:p>$7.00</text:p>
          </table:table-cell>
          <table:table-cell table:style-name="ce3" office:value-type="float" office:value="2">
            <text:p>2</text:p>
          </table:table-cell>
          <table:table-cell table:style-name="ce5" table:formula="of:=[.D2]*[.E2]" office:value-type="currency" office:currency="USD" office:value="14">
            <text:p>$14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bby servo</text:p>
          </table:table-cell>
          <table:table-cell table:style-name="ce3" office:value-type="string">
            <text:p>S03N</text:p>
          </table:table-cell>
          <table:table-cell office:value-type="string">
            <text:p>Solarbotics</text:p>
          </table:table-cell>
          <table:table-cell office:value-type="currency" office:currency="USD" office:value="11.95">
            <text:p>$11.95</text:p>
          </table:table-cell>
          <table:table-cell table:style-name="ce3" office:value-type="float" office:value="6">
            <text:p>6</text:p>
          </table:table-cell>
          <table:table-cell table:style-name="ce5" table:formula="of:=[.D3]*[.E3]" office:value-type="currency" office:currency="USD" office:value="71.7">
            <text:p>$71.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3mm Sintra PVC sheets</text:p>
          </table:table-cell>
          <table:table-cell table:style-name="ce3" office:value-type="string">
            <text:p>SIN3mm</text:p>
          </table:table-cell>
          <table:table-cell office:value-type="string">
            <text:p>Solarbotics</text:p>
          </table:table-cell>
          <table:table-cell office:value-type="currency" office:currency="USD" office:value="3.25">
            <text:p>$3.25</text:p>
          </table:table-cell>
          <table:table-cell table:style-name="ce3" office:value-type="float" office:value="4">
            <text:p>4</text:p>
          </table:table-cell>
          <table:table-cell table:style-name="ce5" table:formula="of:=[.D4]*[.E4]" office:value-type="currency" office:currency="USD" office:value="13">
            <text:p>$13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6mm Sintra PVC sheets</text:p>
          </table:table-cell>
          <table:table-cell table:style-name="ce3" office:value-type="string">
            <text:p>SIN6mm</text:p>
          </table:table-cell>
          <table:table-cell office:value-type="string">
            <text:p>Solarbotics</text:p>
          </table:table-cell>
          <table:table-cell office:value-type="currency" office:currency="USD" office:value="5.75">
            <text:p>$5.75</text:p>
          </table:table-cell>
          <table:table-cell table:style-name="ce3" office:value-type="float" office:value="1">
            <text:p>1</text:p>
          </table:table-cell>
          <table:table-cell table:style-name="ce5" table:formula="of:=[.D5]*[.E5]" office:value-type="currency" office:currency="USD" office:value="5.75">
            <text:p>$5.7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MUcam2 vision system</text:p>
          </table:table-cell>
          <table:table-cell table:style-name="ce3" office:value-type="string">
            <text:p>CMUcam2</text:p>
          </table:table-cell>
          <table:table-cell office:value-type="string">
            <text:p>Acroname</text:p>
          </table:table-cell>
          <table:table-cell office:value-type="currency" office:currency="USD" office:value="199">
            <text:p>$199.00</text:p>
          </table:table-cell>
          <table:table-cell table:style-name="ce3" office:value-type="float" office:value="1">
            <text:p>1</text:p>
          </table:table-cell>
          <table:table-cell table:style-name="ce5" table:formula="of:=[.D6]*[.E6]" office:value-type="currency" office:currency="USD" office:value="199">
            <text:p>$199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17 x 10 Mini Breadboard</text:p>
          </table:table-cell>
          <table:table-cell table:style-name="ce4" office:value-type="float" office:value="21380">
            <text:p>21380</text:p>
          </table:table-cell>
          <table:table-cell office:value-type="string">
            <text:p>Solarbotics</text:p>
          </table:table-cell>
          <table:table-cell office:value-type="currency" office:currency="USD" office:value="3.95">
            <text:p>$3.95</text:p>
          </table:table-cell>
          <table:table-cell table:style-name="ce3" office:value-type="float" office:value="1">
            <text:p>1</text:p>
          </table:table-cell>
          <table:table-cell table:style-name="ce5" table:formula="of:=[.D7]*[.E7]" office:value-type="currency" office:currency="USD" office:value="3.95">
            <text:p>$3.9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flective IR sensor</text:p>
          </table:table-cell>
          <table:table-cell table:style-name="ce4" office:value-type="string">
            <text:p>P5587 </text:p>
          </table:table-cell>
          <table:table-cell office:value-type="string">
            <text:p>Solarbotics</text:p>
          </table:table-cell>
          <table:table-cell office:value-type="currency" office:currency="USD" office:value="1.95">
            <text:p>$1.95</text:p>
          </table:table-cell>
          <table:table-cell table:style-name="ce3" office:value-type="float" office:value="2">
            <text:p>2</text:p>
          </table:table-cell>
          <table:table-cell table:style-name="ce5" table:formula="of:=[.D8]*[.E8]" office:value-type="currency" office:currency="USD" office:value="3.9">
            <text:p>$3.90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Battery pack shrink wrap</text:p>
          </table:table-cell>
          <table:table-cell table:style-name="ce3" office:value-type="string">
            <text:p>N/A</text:p>
          </table:table-cell>
          <table:table-cell office:value-type="string">
            <text:p>Law's Hobby Center</text:p>
          </table:table-cell>
          <table:table-cell office:value-type="currency" office:currency="USD" office:value="3.5">
            <text:p>$3.50</text:p>
          </table:table-cell>
          <table:table-cell table:style-name="ce3" office:value-type="float" office:value="4">
            <text:p>4</text:p>
          </table:table-cell>
          <table:table-cell table:style-name="ce5" table:formula="of:=[.D9]*[.E9]" office:value-type="currency" office:currency="USD" office:value="14">
            <text:p>$14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chargeable 2500 mAh NiMH AA Batteries (4-pack)</text:p>
          </table:table-cell>
          <table:table-cell table:style-name="ce4" office:value-type="float" office:value="90430">
            <text:p>90430</text:p>
          </table:table-cell>
          <table:table-cell office:value-type="string">
            <text:p>all-battery.com</text:p>
          </table:table-cell>
          <table:table-cell office:value-type="currency" office:currency="USD" office:value="6.09">
            <text:p>$6.09</text:p>
          </table:table-cell>
          <table:table-cell table:style-name="ce3" office:value-type="float" office:value="4">
            <text:p>4</text:p>
          </table:table-cell>
          <table:table-cell table:style-name="ce5" table:formula="of:=[.D10]*[.E10]" office:value-type="currency" office:currency="USD" office:value="24.36">
            <text:p>$24.3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No Cost:</text:p>
          </table:table-cell>
          <table:table-cell table:style-name="ce4"/>
          <table:table-cell table:number-columns-repeated="2"/>
          <table:table-cell table:style-name="ce3"/>
          <table:table-cell table:style-name="ce5"/>
          <table:table-cell table:number-columns-repeated="1018"/>
        </table:table-row>
        <table:table-row table:style-name="ro3">
          <table:table-cell table:style-name="ce2" office:value-type="string">
            <text:p>Miscellaneous wire, connectors</text:p>
          </table:table-cell>
          <table:table-cell table:style-name="ce3" office:value-type="string">
            <text:p>N/A</text:p>
          </table:table-cell>
          <table:table-cell office:value-type="string">
            <text:p>CP Robotics Club</text:p>
          </table:table-cell>
          <table:table-cell/>
          <table:table-cell table:style-name="ce3"/>
          <table:table-cell table:style-name="ce5"/>
          <table:table-cell table:number-columns-repeated="1018"/>
        </table:table-row>
        <table:table-row table:style-name="ro3">
          <table:table-cell table:style-name="ce2" office:value-type="string">
            <text:p>Miscellaneous erector set parts</text:p>
          </table:table-cell>
          <table:table-cell table:style-name="ce3" office:value-type="string">
            <text:p>N/A</text:p>
          </table:table-cell>
          <table:table-cell office:value-type="string">
            <text:p>Personal supply</text:p>
          </table:table-cell>
          <table:table-cell/>
          <table:table-cell table:style-name="ce3"/>
          <table:table-cell table:style-name="ce5"/>
          <table:table-cell table:number-columns-repeated="1018"/>
        </table:table-row>
        <table:table-row table:style-name="ro3">
          <table:table-cell table:style-name="ce3" table:number-columns-repeated="2"/>
          <table:table-cell table:number-columns-repeated="2"/>
          <table:table-cell table:style-name="ce1" office:value-type="string">
            <text:p>TOTAL</text:p>
          </table:table-cell>
          <table:table-cell table:style-name="ce7" table:formula="of:=SUM([.F2:.F13])" office:value-type="currency" office:currency="USD" office:value="349.66">
            <text:p>$349.66</text:p>
          </table:table-cell>
          <table:table-cell table:number-columns-repeated="1018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5/09/2013</text:date>, <text:time>21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or Braun-Jones</meta:initial-creator>
    <meta:creation-date>2013-05-09T21:17:49</meta:creation-date>
    <dc:date>2013-05-09T21:48:10</dc:date>
    <dc:creator>Taylor Braun-Jones</dc:creator>
    <meta:editing-duration>PT14M21S</meta:editing-duration>
    <meta:editing-cycles>1</meta:editing-cycles>
    <meta:document-statistic meta:table-count="1" meta:cell-count="69" meta:object-count="0"/>
    <meta:generator>LibreOffice/3.4$Unix LibreOffice_project/340m1$Build-502</meta:generator>
  </office:meta>
</office:document-meta>
</file>